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7000000BC08008EE2C9E78A03.png" manifest:media-type="image/png"/>
  <manifest:file-entry manifest:full-path="Pictures/10000200000000C8000000BD208995314FCD7DE4.png" manifest:media-type="image/png"/>
  <manifest:file-entry manifest:full-path="Pictures/1000020100000086000000805BA5D0FD99E086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4.614cm" fo:min-width="19.812cm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9cm" fo:min-width="19.8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262cm" fo:min-width="13.25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464cm" fo:min-width="19.812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83cm" fo:min-width="13.258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56cm" fo:min-width="19.812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41cm" fo:min-width="19.81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359cm" fo:min-width="19.81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5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7" style:family="paragraph">
      <style:paragraph-properties fo:margin-left="2.05cm" fo:margin-right="0cm" fo:margin-top="0.141cm" fo:margin-bottom="0cm" fo:line-height="100%" fo:text-align="start" fo:text-indent="-0.772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20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</style:style>
    <style:style style:name="P21" style:family="paragraph">
      <style:paragraph-properties fo:margin-left="2.063cm" fo:margin-right="0cm" fo:margin-top="0.123cm" fo:margin-bottom="0cm" fo:line-height="100%" fo:text-align="start" fo:text-indent="-0.771cm" style:punctuation-wrap="hanging" style:line-break="strict" style:writing-mode="lr-tb"/>
    </style:style>
    <style:style style:name="P22" style:family="paragraph">
      <style:paragraph-properties fo:margin-left="2.063cm" fo:margin-right="0cm" fo:margin-top="0.123cm" fo:margin-bottom="0cm" fo:line-height="100%" fo:text-align="start" fo:text-indent="-0.771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3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/>
    </style:style>
    <style:style style:name="P24" style:family="paragraph">
      <style:paragraph-properties fo:margin-left="0.939cm" fo:margin-right="0cm" fo:margin-top="0.123cm" fo:margin-bottom="0cm" fo:line-height="100%" fo:text-indent="-0.931cm" style:punctuation-wrap="hanging" style:line-break="strict" style:writing-mode="lr-tb"/>
    </style:style>
    <style:style style:name="P25" style:family="paragraph">
      <loext:graphic-properties draw:fill="none" draw:fill-color="#ffffff"/>
      <style:paragraph-properties fo:margin-left="2.063cm" fo:margin-right="0cm" fo:margin-top="0.123cm" fo:margin-bottom="0cm" fo:line-height="100%" fo:text-align="start" fo:text-indent="-0.771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27" style:family="paragraph">
      <style:paragraph-properties fo:margin-left="2.063cm" fo:margin-right="0cm" fo:margin-top="0.123cm" fo:margin-bottom="0cm" fo:line-height="90%" fo:text-align="start" fo:text-indent="-0.771cm" style:punctuation-wrap="hanging" style:line-break="strict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2.063cm" fo:margin-right="0cm" fo:margin-top="0.123cm" fo:margin-bottom="0cm" fo:line-height="100%" fo:text-align="start" fo:text-indent="-0.771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0" style:family="paragraph">
      <style:paragraph-properties fo:margin-left="2.063cm" fo:margin-right="0cm" fo:margin-top="0.105cm" fo:margin-bottom="0cm" fo:line-height="100%" fo:text-align="start" fo:text-indent="-0.771cm" style:punctuation-wrap="hanging" style:line-break="strict" style:writing-mode="lr-tb"/>
    </style:style>
    <style:style style:name="P31" style:family="paragraph">
      <loext:graphic-properties draw:fill="none" draw:fill-color="#ffffff"/>
      <style:paragraph-properties fo:margin-left="2.063cm" fo:margin-right="0cm" fo:margin-top="0.105cm" fo:margin-bottom="0cm" fo:line-height="100%" fo:text-align="start" fo:text-indent="-0.771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33" style:family="paragraph">
      <style:paragraph-properties fo:margin-left="0cm" fo:margin-right="0cm" fo:margin-top="0.105cm" fo:margin-bottom="0cm" fo:line-height="100%" fo:text-indent="0cm" style:punctuation-wrap="hanging" style:line-break="strict" style:writing-mode="lr-tb"/>
    </style:style>
    <style:style style:name="P34" style:family="paragraph">
      <style:paragraph-properties fo:margin-left="0.939cm" fo:margin-right="0cm" fo:margin-top="0.105cm" fo:margin-bottom="0cm" fo:line-height="100%" fo:text-indent="-0.931cm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</style:style>
    <style:style style:name="P36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paragraph-properties fo:margin-left="2.063cm" fo:margin-right="0cm" fo:margin-top="0.141cm" fo:margin-bottom="0cm" fo:line-height="100%" fo:text-align="start" fo:text-indent="-0.771cm" style:punctuation-wrap="hanging" style:line-break="strict" style:writing-mode="lr-tb"/>
    </style:style>
    <style:style style:name="P38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.251cm" fo:margin-right="0cm" fo:margin-top="0.158cm" fo:margin-bottom="0cm" fo:line-height="100%" fo:text-indent="-0.247cm" style:punctuation-wrap="simple" style:line-break="normal"/>
    </style:style>
    <style:style style:name="P41" style:family="paragraph">
      <style:paragraph-properties fo:margin-left="0.255cm" fo:margin-right="0cm" fo:margin-top="0.158cm" fo:margin-bottom="0cm" fo:line-height="100%" fo:text-indent="-0.247cm" style:punctuation-wrap="simple" style:line-break="normal"/>
    </style:style>
    <style:style style:name="P42" style:family="paragraph">
      <loext:graphic-properties draw:fill="none" draw:fill-color="#ffffff"/>
      <style:paragraph-properties fo:margin-left="0.251cm" fo:margin-right="0cm" fo:margin-top="0.158cm" fo:margin-bottom="0cm" fo:line-height="100%" fo:text-indent="-0.247cm" style:punctuation-wrap="simple" style:line-break="normal" style:writing-mode="lr-tb" style:font-independent-line-spacing="true"/>
    </style:style>
    <style:style style:name="T1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4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5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6" style:family="text">
      <style:text-properties fo:font-size="16pt" fo:language="en" fo:country="US" fo:font-style="italic" style:font-name-asian="ＭＳ Ｐゴシック1" style:font-size-asian="16pt" style:language-asian="en" style:country-asian="US" style:font-style-asian="italic" style:font-name-complex="ＭＳ Ｐゴシック1" style:font-size-complex="16pt" style:language-complex="en" style:country-complex="US" style:font-style-complex="italic"/>
    </style:style>
    <style:style style:name="T7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12" style:family="text">
      <style:text-properties fo:color="#000000" style:text-line-through-style="none" style:text-line-through-type="none" style:text-position="0% 100%" style:font-name="Wingdings" fo:font-size="16pt" fo:language="en" fo:country="US" fo:font-style="normal" fo:text-shadow="none" style:text-underline-style="none" fo:font-weight="normal" style:font-name-asian="Wingdings" style:font-size-asian="16pt" style:language-asian="en" style:country-asian="US" style:font-style-asian="normal" style:font-weight-asian="normal" style:font-name-complex="Wingdings" style:font-size-complex="16pt" style:language-complex="en" style:country-complex="US" style:font-style-complex="normal" style:font-weight-complex="normal" style:font-relief="none"/>
    </style:style>
    <style:style style:name="T13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14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bold" style:font-name-asian="ＭＳ Ｐゴシック1" style:font-size-asian="14pt" style:language-asian="en" style:country-asian="US" style:font-style-asian="normal" style:font-weight-asian="bold" style:font-name-complex="ＭＳ Ｐゴシック1" style:font-size-complex="14pt" style:language-complex="en" style:country-complex="US" style:font-style-complex="normal" style:font-weight-complex="bold" style:font-relief="none"/>
    </style:style>
    <style:style style:name="T16" style:family="text">
      <style:text-properties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17" style:family="text">
      <style:text-properties fo:font-size="14pt" fo:language="en" fo:country="US" style:text-underline-style="solid" style:text-underline-width="auto" style:text-underline-color="font-color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18" style:family="text">
      <style:text-properties fo:font-size="14pt" fo:language="en" fo:country="US" fo:font-weight="bold" style:font-name-asian="ＭＳ Ｐゴシック1" style:font-size-asian="14pt" style:language-asian="en" style:country-asian="US" style:font-weight-asian="bold" style:font-name-complex="ＭＳ Ｐゴシック1" style:font-size-complex="14pt" style:language-complex="en" style:country-complex="US" style:font-weight-complex="bold"/>
    </style:style>
    <style:style style:name="T19" style:family="text">
      <style:text-properties fo:font-size="14pt" fo:language="en" fo:country="US" fo:font-weight="normal" style:font-name-asian="ＭＳ Ｐゴシック1" style:font-size-asian="14pt" style:language-asian="en" style:country-asian="US" style:font-weight-asian="normal" style:font-name-complex="ＭＳ Ｐゴシック1" style:font-size-complex="14pt" style:language-complex="en" style:country-complex="US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0% 100%" style:font-name="Courier New" fo:font-size="16pt" fo:language="sv" fo:country="SE" fo:font-style="normal" fo:text-shadow="none" style:text-underline-style="none" fo:font-weight="bold" style:font-name-asian="ＭＳ Ｐゴシック1" style:font-size-asian="16pt" style:language-asian="sv" style:country-asian="SE" style:font-style-asian="normal" style:font-weight-asian="bold" style:font-name-complex="ＭＳ Ｐゴシック1" style:font-size-complex="16pt" style:language-complex="sv" style:country-complex="SE" style:font-style-complex="normal" style:font-weight-complex="bold" style:font-relief="none"/>
    </style:style>
    <style:style style:name="T22" style:family="text">
      <style:text-properties fo:font-size="14pt" fo:language="en" fo:country="US" fo:font-style="italic" style:font-name-asian="ＭＳ Ｐゴシック1" style:font-size-asian="14pt" style:language-asian="en" style:country-asian="US" style:font-style-asian="italic" style:font-name-complex="ＭＳ Ｐゴシック1" style:font-size-complex="14pt" style:language-complex="en" style:country-complex="US" style:font-style-complex="italic"/>
    </style:style>
    <style:style style:name="T23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style:font-name-asian="ＭＳ Ｐゴシック1" style:font-size-asian="14pt" style:language-asian="en" style:country-asian="US" style:font-style-asian="normal" style:font-name-complex="ＭＳ Ｐゴシック1" style:font-size-complex="14pt" style:language-complex="en" style:country-complex="US" style:font-style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Courier New" fo:font-size="12pt" fo:language="en" fo:country="US" fo:font-style="normal" fo:text-shadow="none" style:text-underline-style="none" fo:font-weight="normal" style:font-name-asian="ＭＳ Ｐゴシック1" style:font-size-asian="12pt" style:language-asian="en" style:country-asian="US" style:font-style-asian="normal" style:font-weight-asian="normal" style:font-name-complex="ＭＳ Ｐゴシック1" style:font-size-complex="12pt" style:language-complex="en" style:country-complex="US" style:font-style-complex="normal" style:font-weight-complex="normal" style:font-relief="none"/>
    </style:style>
    <style:style style:name="T25" style:family="text">
      <style:text-properties style:font-name="Courier New2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6" style:family="text">
      <style:text-properties fo:font-size="12pt" fo:language="en" fo:country="US" fo:font-style="italic" style:font-name-asian="ＭＳ Ｐゴシック1" style:font-size-asian="12pt" style:language-asian="en" style:country-asian="US" style:font-style-asian="italic" style:font-name-complex="ＭＳ Ｐゴシック1" style:font-size-complex="12pt" style:language-complex="en" style:country-complex="US" style:font-style-complex="italic"/>
    </style:style>
    <style:style style:name="T27" style:family="text">
      <style:text-properties style:font-name="Courier New2" fo:font-size="12pt" fo:language="en" fo:country="US" fo:font-style="normal" style:font-name-asian="ＭＳ Ｐゴシック1" style:font-size-asian="12pt" style:language-asian="en" style:country-asian="US" style:font-style-asian="normal" style:font-name-complex="ＭＳ Ｐゴシック1" style:font-size-complex="12pt" style:language-complex="en" style:country-complex="US" style:font-style-complex="normal"/>
    </style:style>
    <style:style style:name="T28" style:family="text">
      <style:text-properties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29" style:family="text">
      <style:text-properties style:font-name="Courier New2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30" style:family="text">
      <style:text-properties style:font-name="Courier New2" fo:font-size="16pt" fo:language="en" fo:country="US" fo:font-style="normal" style:font-name-asian="ＭＳ Ｐゴシック1" style:font-size-asian="16pt" style:language-asian="en" style:country-asian="US" style:font-style-asian="normal" style:font-name-complex="ＭＳ Ｐゴシック1" style:font-size-complex="16pt" style:language-complex="en" style:country-complex="US" style:font-style-complex="normal"/>
    </style:style>
    <style:style style:name="T31" style:family="text">
      <style:text-properties fo:color="#000000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32" style:family="text">
      <style:text-properties fo:color="#9a9a9a" fo:font-size="28pt" fo:language="sv" fo:country="SE" style:font-name-asian="ＭＳ Ｐゴシック1" style:font-size-asian="28pt" style:language-asian="sv" style:country-asian="SE" style:font-name-complex="ＭＳ Ｐゴシック1" style:font-size-complex="28pt" style:language-complex="sv" style:country-complex="SE"/>
    </style:style>
    <style:style style:name="T33" style:family="text">
      <style:text-properties fo:font-size="16pt" fo:language="en" fo:country="US" fo:font-style="normal" style:font-name-asian="ＭＳ Ｐゴシック1" style:font-size-asian="16pt" style:language-asian="en" style:country-asian="US" style:font-style-asian="normal" style:font-name-complex="ＭＳ Ｐゴシック1" style:font-size-complex="16pt" style:language-complex="en" style:country-complex="US" style:font-style-complex="normal"/>
    </style:style>
    <style:style style:name="T34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35" style:family="text">
      <style:text-properties style:font-name="Calibri" fo:font-size="12pt" fo:language="sv" fo:country="SE" style:font-name-asian="ＭＳ Ｐゴシック1" style:font-size-asian="12pt" style:language-asian="sv" style:country-asian="SE" style:font-name-complex="ＭＳ Ｐゴシック1" style:font-size-complex="12pt" style:language-complex="sv" style:country-complex="SE"/>
    </style:style>
    <style:style style:name="T36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37" style:family="text">
      <style:text-properties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">
        <style:list-level-properties text:min-label-width="0.93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246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83cm" text:min-label-width="0.771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0.32cm" svg:height="4.868cm" svg:x="2.54cm" svg:y="3.175cm">
          <text:list text:style-name="L1">
            <text:list-header>
              <text:p text:style-name="P1"><text:span text:style-name="T1">Flik 8: Klas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32cm" svg:height="4.869cm" svg:x="2.54cm" svg:y="8.043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1" presentation:class="page"/>
          <draw:custom-shape draw:style-name="gr7" draw:text-style-name="P3" draw:layer="layout" svg:width="13.758cm" svg:height="11.522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custom-shape draw:style-name="gr8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0.32cm" svg:height="2.54cm" svg:x="2.54cm" svg:y="0cm">
          <text:list text:style-name="L1">
            <text:list-header>
              <text:p text:style-name="P8"><text:span text:style-name="T4">Objektorientering allmä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8" draw:layer="layout" svg:width="20.32cm" svg:height="13.083cm" svg:x="2.54cm" svg:y="3.215cm">
          <text:list text:style-name="L3">
            <text:list-item>
              <text:p text:style-name="P14"><text:span text:style-name="T5">Ett </text:span><text:span text:style-name="T6">objekt</text:span><text:span text:style-name="T5"> är ett stycke data</text:span></text:p>
              <text:list>
                <text:list-item>
                  <text:p text:style-name="P14"><text:span text:style-name="T5">ofta sammansatt av flera delar</text:span></text:p>
                </text:list-item>
              </text:list>
            </text:list-item>
            <text:list-item>
              <text:p text:style-name="P14"><text:span text:style-name="T5">En </text:span><text:span text:style-name="T6">klass</text:span><text:span text:style-name="T5"> är ritningen/definitionen av ett objekt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7">Definierar vad man kan göra med objektet</text:span></text:p>
                </text:list-item>
              </text:list>
            </text:list-item>
          </text:list>
          <text:list text:style-name="L3">
            <text:list-item>
              <text:p text:style-name="P16"><text:span text:style-name="T5">Ett nytt objekt är en realisering utifrån denna klass, t.ex.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7">Ritning/fabrik/tillverkningsprocess = Klass</text:span></text:p>
                </text:list-item>
                <text:list-item>
                  <text:p text:style-name="P15"><text:span text:style-name="T8">Varje ny Volvo som åker ut ur fabriken är ett nytt objekt </text:span><text:span text:style-name="T8"><text:line-break/></text:span><text:span text:style-name="T8">(som kan ha unika egenskaper som </text:span><text:span text:style-name="T7">modell, färg osv.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7"><text:span text:style-name="T9">&gt;&gt;&gt; </text:span><text:span text:style-name="T10">min_bil = Volvo('S80','</text:span><text:span text:style-name="T11">Blå','XZU243',....)</text:span></text:p>
                </text:list-item>
              </text:list>
            </text:list-item>
          </text:list>
          <text:list text:style-name="L3">
            <text:list-item>
              <text:p text:style-name="P16"><text:span text:style-name="T5">En klass kan ärva egenskaper från en annan klass, t.ex.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7">Fordon </text:span><text:span text:style-name="T12"></text:span><text:span text:style-name="T7"> Bil </text:span><text:span text:style-name="T12"></text:span><text:span text:style-name="T7"> Volv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2" presentation:class="page"/>
          <draw:custom-shape draw:style-name="gr16" draw:text-style-name="P20" draw:layer="layout" svg:width="13.758cm" svg:height="12.343cm" svg:x="2.54cm" svg:y="13.031cm">
            <text:list text:style-name="L6">
              <text:list-item>
                <text:p text:style-name="P19"><text:span text:style-name="T13">Nytt == annorlunda</text:span></text:p>
              </text:list-item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custom-shape draw:style-name="gr17" draw:text-style-name="P9" draw:layer="layout" svg:width="20.32cm" svg:height="2.54cm" svg:x="2.54cm" svg:y="0cm">
          <text:list text:style-name="L1">
            <text:list-header>
              <text:p text:style-name="P8"><text:span text:style-name="T4">Skapa en insta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5" draw:layer="layout" svg:width="20.32cm" svg:height="13.718cm" svg:x="2.54cm" svg:y="3.215cm">
          <text:list text:style-name="L5">
            <text:list-item>
              <text:list>
                <text:list-header>
                  <text:p text:style-name="P21"><text:span text:style-name="T14">&gt;&gt;&gt; </text:span><text:span text:style-name="T15">class Datum:</text:span><text:span text:style-name="T14"> <text:s text:c="17"/># Tom klass</text:span></text:p>
                  <text:p text:style-name="P21"><text:span text:style-name="T14">... <text:s text:c="4"/></text:span><text:span text:style-name="T15">pass</text:span></text:p>
                  <text:p text:style-name="P21"><text:span text:style-name="T14"/></text:p>
                  <text:p text:style-name="P21"><text:span text:style-name="T14">&gt;&gt;&gt; </text:span><text:span text:style-name="T15">idag = Datum()</text:span><text:span text:style-name="T14"> <text:s text:c="15"/># Ny instans</text:span></text:p>
                  <text:p text:style-name="P21"><text:span text:style-name="T14">&gt;&gt;&gt; </text:span><text:span text:style-name="T15">idag.y = 2019</text:span></text:p>
                  <text:p text:style-name="P21"><text:span text:style-name="T14">&gt;&gt;&gt; </text:span><text:span text:style-name="T15">idag.m = 10</text:span></text:p>
                  <text:p text:style-name="P21"><text:span text:style-name="T14">&gt;&gt;&gt; </text:span><text:span text:style-name="T15">idag.d = 9</text:span></text:p>
                  <text:p text:style-name="P21"><text:span text:style-name="T14"/></text:p>
                  <text:p text:style-name="P21"><text:span text:style-name="T14">&gt;&gt;&gt; </text:span><text:span text:style-name="T15">julafton = Datum()</text:span><text:span text:style-name="T14"> <text:s text:c="11"/># Ny instans</text:span></text:p>
                </text:list-header>
                <text:list-item>
                  <text:p text:style-name="P22"><text:span text:style-name="T14">&gt;&gt;&gt; </text:span><text:span text:style-name="T15">julafton.y = 2019</text:span></text:p>
                </text:list-item>
                <text:list-item>
                  <text:p text:style-name="P22"><text:span text:style-name="T14">&gt;&gt;&gt; </text:span><text:span text:style-name="T15">julafton.m = 12</text:span></text:p>
                </text:list-item>
                <text:list-item>
                  <text:p text:style-name="P21"><text:span text:style-name="T14">&gt;&gt;&gt; </text:span><text:span text:style-name="T15">julafton.d = 24</text:span></text:p>
                  <text:p text:style-name="P21"><text:span text:style-name="T14"/></text:p>
                </text:list-item>
              </text:list>
            </text:list-item>
          </text:list>
          <text:list text:style-name="L3">
            <text:list-item>
              <text:p text:style-name="P23"><text:span text:style-name="T16">En klass kan som i detta fall vara minimal</text:span></text:p>
            </text:list-item>
            <text:list-item>
              <text:p text:style-name="P23"><text:span text:style-name="T17">Instans</text:span><text:span text:style-name="T16">attribut kan skapas dynamiskt (påverkar inte klassen)</text:span></text:p>
            </text:list-item>
            <text:list-item>
              <text:p text:style-name="P23"><text:span text:style-name="T16">Vanligare: </text:span><text:span text:style-name="T18">Använd metoder för att läsa/skriva attribut</text:span></text:p>
              <text:list>
                <text:list-item>
                  <text:p text:style-name="P23"><text:span text:style-name="T19">datainkapsling</text:span></text:p>
                </text:list-item>
              </text:list>
            </text:list-item>
          </text:list>
          <text:list text:style-name="L7">
            <text:list-header>
              <text:p text:style-name="P2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3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custom-shape draw:style-name="gr23" draw:text-style-name="P9" draw:layer="layout" svg:width="20.32cm" svg:height="2.54cm" svg:x="2.54cm" svg:y="0cm">
          <text:list text:style-name="L1">
            <text:list-header>
              <text:p text:style-name="P8"><text:span text:style-name="T4">Met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20.32cm" svg:height="13.083cm" svg:x="2.54cm" svg:y="3.215cm">
          <text:list text:style-name="L5">
            <text:list-item>
              <text:list>
                <text:list-header>
                  <text:p text:style-name="P21"><text:span text:style-name="T20">class Datum:</text:span></text:p>
                </text:list-header>
                <text:list-item>
                  <text:p text:style-name="P21"><text:span text:style-name="T20"><text:s text:c="4"/></text:span><text:span text:style-name="T20">def skriv_ut(self):</text:span></text:p>
                </text:list-item>
                <text:list-item>
                  <text:p text:style-name="P21"><text:span text:style-name="T20"><text:s text:c="8"/></text:span><text:span text:style-name="T20">s = '{0:d}-{1:02d}-{2:02d}'</text:span></text:p>
                </text:list-item>
                <text:list-item>
                  <text:p text:style-name="P21"><text:span text:style-name="T20"><text:s text:c="8"/></text:span><text:span text:style-name="T20">print(s.format(self.y, self.m, self.d))</text:span></text:p>
                </text:list-item>
                <text:list-item>
                  <text:p text:style-name="P21"><text:span text:style-name="T20"/></text:p>
                </text:list-item>
                <text:list-item>
                  <text:p text:style-name="P21"><text:span text:style-name="T20">idag = Datum()</text:span></text:p>
                </text:list-item>
                <text:list-item>
                  <text:p text:style-name="P21"><text:span text:style-name="T20"/></text:p>
                </text:list-item>
                <text:list-item>
                  <text:p text:style-name="P21"><text:span text:style-name="T20">idag.y = 2019</text:span></text:p>
                </text:list-item>
                <text:list-item>
                  <text:p text:style-name="P21"><text:span text:style-name="T20">idag.m = 10</text:span></text:p>
                </text:list-item>
                <text:list-item>
                  <text:p text:style-name="P21"><text:span text:style-name="T20">idag.d = 9</text:span></text:p>
                </text:list-item>
                <text:list-item>
                  <text:p text:style-name="P21"><text:span text:style-name="T20"/></text:p>
                </text:list-item>
                <text:list-item>
                  <text:p text:style-name="P21"><text:span text:style-name="T20">idag.skriv_ut() <text:s text:c="2"/># Datum.skriv_ut(idag)</text:span></text:p>
                </text:list-item>
                <text:list-item>
                  <text:p text:style-name="P21"><text:span text:style-name="T14"/></text:p>
                </text:list-item>
              </text:list>
            </text:list-item>
          </text:list>
          <text:list text:style-name="L3">
            <text:list-item>
              <text:p text:style-name="P23"><text:span text:style-name="T5">Argumentet </text:span><text:span text:style-name="T6">self</text:span><text:span text:style-name="T5"> måste finnas i alla metoddeklarationer</text:span><text:span text:style-name="T5"><text:line-break/></text:span><text:span text:style-name="T5">(statiska metoder och klassmetoder undantagna - mer om det senare)</text:span></text:p>
            </text:list-item>
            <text:list-item>
              <text:p text:style-name="P23"><text:span text:style-name="T5">Av konvention ska det heta just </text:span><text:span text:style-name="T6">self</text:span><text:span text:style-name="T5"> (heter </text:span><text:span text:style-name="T6">this</text:span><text:span text:style-name="T5"> i t.ex. C++/Java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4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draw:custom-shape draw:style-name="gr28" draw:text-style-name="P9" draw:layer="layout" svg:width="20.32cm" svg:height="2.54cm" svg:x="2.54cm" svg:y="0cm">
          <text:list text:style-name="L1">
            <text:list-header>
              <text:p text:style-name="P8"><text:span text:style-name="T4">Konstruktorn __init__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8" draw:layer="layout" svg:width="20.32cm" svg:height="13.11cm" svg:x="2.54cm" svg:y="3.215cm">
          <text:list text:style-name="L3">
            <text:list-item>
              <text:p text:style-name="P26"><text:span text:style-name="T5">Specialmetoden </text:span><text:span text:style-name="T6">__init__</text:span><text:span text:style-name="T5"> är en konstruktor, dvs körs när ett objekt skapas</text:span></text:p>
            </text:list-item>
          </text:list>
          <text:list text:style-name="L5">
            <text:list-item>
              <text:list>
                <text:list-header>
                  <text:p text:style-name="P27"><text:span text:style-name="T20"/></text:p>
                  <text:p text:style-name="P27"><text:span text:style-name="T20">class Datum:</text:span></text:p>
                </text:list-header>
                <text:list-item>
                  <text:p text:style-name="P27"><text:span text:style-name="T20"><text:s text:c="4"/></text:span><text:span text:style-name="T20">def __init__(self, year, month, day):</text:span></text:p>
                </text:list-item>
                <text:list-item>
                  <text:p text:style-name="P27"><text:span text:style-name="T20"><text:s text:c="8"/></text:span><text:span text:style-name="T20">self.y = year</text:span></text:p>
                </text:list-item>
                <text:list-item>
                  <text:p text:style-name="P27"><text:span text:style-name="T20"><text:s text:c="8"/></text:span><text:span text:style-name="T20">self.m = month</text:span></text:p>
                </text:list-item>
                <text:list-item>
                  <text:p text:style-name="P27"><text:span text:style-name="T20"><text:s text:c="8"/></text:span><text:span text:style-name="T20">self.d = day</text:span></text:p>
                </text:list-item>
                <text:list-item>
                  <text:p text:style-name="P27"><text:span text:style-name="T20"/></text:p>
                </text:list-item>
                <text:list-item>
                  <text:p text:style-name="P27"><text:span text:style-name="T20"><text:s text:c="4"/></text:span><text:span text:style-name="T20">def skriv_ut(self):</text:span></text:p>
                </text:list-item>
                <text:list-item>
                  <text:p text:style-name="P27"><text:span text:style-name="T20"><text:s text:c="8"/></text:span><text:span text:style-name="T20">s = '{0:d}-{1:02d}-{2:02d}'</text:span></text:p>
                </text:list-item>
                <text:list-item>
                  <text:p text:style-name="P27"><text:span text:style-name="T20"><text:s text:c="8"/></text:span><text:span text:style-name="T20">print(s.format(self.y, self.m, self.d))</text:span></text:p>
                </text:list-item>
                <text:list-item>
                  <text:p text:style-name="P27"><text:span text:style-name="T20"/></text:p>
                </text:list-item>
                <text:list-item>
                  <text:p text:style-name="P27"><text:span text:style-name="T20"/></text:p>
                </text:list-item>
                <text:list-item>
                  <text:p text:style-name="P27"><text:span text:style-name="T20">&gt;&gt;&gt; </text:span><text:span text:style-name="T11">idag = Datum(2019, 10, 9)</text:span></text:p>
                </text:list-item>
                <text:list-item>
                  <text:p text:style-name="P27"><text:span text:style-name="T20">&gt;&gt;&gt; </text:span><text:span text:style-name="T11">idag.skriv_ut()</text:span></text:p>
                </text:list-item>
                <text:list-item>
                  <text:p text:style-name="P27"><text:span text:style-name="T20">2019-10-09</text:span></text:p>
                </text:list-item>
                <text:list-item>
                  <text:p text:style-name="P27"><text:span text:style-name="T14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5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draw:custom-shape draw:style-name="gr33" draw:text-style-name="P9" draw:layer="layout" svg:width="20.32cm" svg:height="2.54cm" svg:x="2.54cm" svg:y="0cm">
          <text:list text:style-name="L1">
            <text:list-header>
              <text:p text:style-name="P8"><text:span text:style-name="T4">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9" draw:layer="layout" svg:width="20.32cm" svg:height="13.083cm" svg:x="2.54cm" svg:y="3.215cm">
          <text:list text:style-name="L5">
            <text:list-item>
              <text:list>
                <text:list-header>
                  <text:p text:style-name="P21"><text:span text:style-name="T20">class Datum:</text:span></text:p>
                </text:list-header>
                <text:list-item>
                  <text:p text:style-name="P21"><text:span text:style-name="T20"><text:s text:c="4"/></text:span><text:span text:style-name="T20">def __init__(self, year, month, day):</text:span></text:p>
                </text:list-item>
                <text:list-item>
                  <text:p text:style-name="P21"><text:span text:style-name="T20"><text:s text:c="8"/></text:span><text:span text:style-name="T20">self.y, self.m, self.d = year, month, day</text:span></text:p>
                </text:list-item>
                <text:list-item>
                  <text:p text:style-name="P21"><text:span text:style-name="T20"/></text:p>
                </text:list-item>
                <text:list-item>
                  <text:p text:style-name="P21"><text:span text:style-name="T20"><text:s text:c="4"/></text:span><text:span text:style-name="T20">def datum(self):</text:span></text:p>
                </text:list-item>
                <text:list-item>
                  <text:p text:style-name="P21"><text:span text:style-name="T20"><text:s text:c="8"/></text:span><text:span text:style-name="T20">s = '{0:d}-{1:02d}-{2:02d}'</text:span></text:p>
                </text:list-item>
                <text:list-item>
                  <text:p text:style-name="P21"><text:span text:style-name="T20"><text:s text:c="8"/></text:span><text:span text:style-name="T20">return s.format(self.y, self.m, self.d)</text:span></text:p>
                </text:list-item>
                <text:list-item>
                  <text:p text:style-name="P21"><text:span text:style-name="T20"/></text:p>
                </text:list-item>
                <text:list-item>
                  <text:p text:style-name="P21"><text:span text:style-name="T20"><text:s text:c="4"/></text:span><text:span text:style-name="T20">def plus_månad(self, antal):</text:span></text:p>
                </text:list-item>
                <text:list-item>
                  <text:p text:style-name="P21"><text:span text:style-name="T20"><text:s text:c="8"/></text:span><text:span text:style-name="T20">m = self.m + antal</text:span></text:p>
                </text:list-item>
                <text:list-item>
                  <text:p text:style-name="P21"><text:span text:style-name="T20"><text:s text:c="8"/></text:span><text:span text:style-name="T20">self.m = m % 12</text:span></text:p>
                </text:list-item>
                <text:list-item>
                  <text:p text:style-name="P21"><text:span text:style-name="T20"><text:s text:c="8"/></text:span><text:span text:style-name="T20">self.y += m // 12</text:span></text:p>
                </text:list-item>
                <text:list-item>
                  <text:p text:style-name="P21"><text:span text:style-name="T20"/></text:p>
                  <text:p text:style-name="P21"><text:span text:style-name="T20">&gt;&gt;&gt; </text:span><text:span text:style-name="T21">idag = Datum(2019, 10, 9)</text:span></text:p>
                  <text:p text:style-name="P21"><text:span text:style-name="T20">&gt;&gt;&gt; </text:span><text:span text:style-name="T21">idag.plus_månad(4)</text:span></text:p>
                  <text:p text:style-name="P21"><text:span text:style-name="T20">&gt;&gt;&gt; </text:span><text:span text:style-name="T21">idag.datum()</text:span></text:p>
                  <text:p text:style-name="P21"><text:span text:style-name="T20">2020-02-09</text:span></text:p>
                </text:list-item>
                <text:list-item>
                  <text:p text:style-name="P21"><text:span text:style-name="T20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6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draw:custom-shape draw:style-name="gr38" draw:text-style-name="P9" draw:layer="layout" svg:width="20.32cm" svg:height="2.54cm" svg:x="2.54cm" svg:y="0cm">
          <text:list text:style-name="L1">
            <text:list-header>
              <text:p text:style-name="P8"><text:span text:style-name="T4">Arv: Skapa en subk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5" draw:layer="layout" svg:width="20.32cm" svg:height="13.595cm" svg:x="2.54cm" svg:y="3.215cm">
          <text:list text:style-name="L5">
            <text:list-item>
              <text:list>
                <text:list-header>
                  <text:p text:style-name="P21"><text:span text:style-name="T14">class Tidpunkt(Datum):</text:span></text:p>
                </text:list-header>
                <text:list-item>
                  <text:p text:style-name="P21"><text:span text:style-name="T14"><text:s text:c="4"/></text:span><text:span text:style-name="T14">def __init__(self, y, m, d, H, M, S):</text:span></text:p>
                </text:list-item>
                <text:list-item>
                  <text:p text:style-name="P21"><text:span text:style-name="T14"><text:s text:c="8"/></text:span><text:span text:style-name="T14">Datum.__init__(self, y, m, d)</text:span></text:p>
                </text:list-item>
                <text:list-item>
                  <text:p text:style-name="P21"><text:span text:style-name="T14"><text:s text:c="8"/></text:span><text:span text:style-name="T14">self.H, self.M, self.S = H, M, S</text:span></text:p>
                </text:list-item>
                <text:list-item>
                  <text:p text:style-name="P21"><text:span text:style-name="T14"/></text:p>
                </text:list-item>
                <text:list-item>
                  <text:p text:style-name="P21"><text:span text:style-name="T14"><text:s text:c="4"/></text:span><text:span text:style-name="T14">def klockslag(self):</text:span></text:p>
                </text:list-item>
                <text:list-item>
                  <text:p text:style-name="P21"><text:span text:style-name="T14"><text:s text:c="8"/></text:span><text:span text:style-name="T14">s = "{} {:02d}:{:02d}:{:02d}"</text:span></text:p>
                </text:list-item>
                <text:list-item>
                  <text:p text:style-name="P21"><text:span text:style-name="T14"><text:s text:c="8"/></text:span><text:span text:style-name="T14">return s.format(self.datum(), self.H, self.M, self.S)</text:span></text:p>
                </text:list-item>
                <text:list-item>
                  <text:p text:style-name="P21"><text:span text:style-name="T14"/></text:p>
                  <text:p text:style-name="P21"><text:span text:style-name="T14">&gt;&gt;&gt; </text:span><text:span text:style-name="T15">nu = Tidpunkt(2019, 10, 9, 16, 7, 28)</text:span></text:p>
                </text:list-item>
                <text:list-item>
                  <text:p text:style-name="P21"><text:span text:style-name="T14">&gt;&gt;&gt; </text:span><text:span text:style-name="T15">nu.datum()</text:span></text:p>
                </text:list-item>
                <text:list-item>
                  <text:p text:style-name="P21"><text:span text:style-name="T14">'2019-10-09'</text:span></text:p>
                </text:list-item>
                <text:list-item>
                  <text:p text:style-name="P21"><text:span text:style-name="T14">&gt;&gt;&gt; </text:span><text:span text:style-name="T15">nu.klockslag()</text:span></text:p>
                </text:list-item>
                <text:list-item>
                  <text:p text:style-name="P21"><text:span text:style-name="T14">'2019-10-09 16:07:28'</text:span></text:p>
                </text:list-item>
              </text:list>
            </text:list-item>
          </text:list>
          <text:list text:style-name="L3">
            <text:list-item>
              <text:p text:style-name="P23"><text:span text:style-name="T16">Om ingen konstruktor anges anropas basklassens konstruktor</text:span></text:p>
            </text:list-item>
            <text:list-item>
              <text:p text:style-name="P23"><text:span text:style-name="T16">Om konstruktor anges anropas </text:span><text:span text:style-name="T22">inte</text:span><text:span text:style-name="T16"> basklassens konstruktor automatiskt</text:span></text:p>
            </text:list-item>
            <text:list-item>
              <text:p text:style-name="P23"><text:span text:style-name="T16">Metoder ärvs från basklassen. Kan åsidosättas/överlagras (</text:span><text:span text:style-name="T22">eng. override</text:span><text:span text:style-name="T16">)</text:span></text:p>
            </text:list-item>
          </text:list>
          <text:list text:style-name="L7">
            <text:list-header>
              <text:p text:style-name="P24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7" presentation:class="page"/>
          <draw:custom-shape draw:style-name="gr43" draw:text-style-name="P20" draw:layer="layout" svg:width="13.758cm" svg:height="12.343cm" svg:x="2.54cm" svg:y="13.031cm">
            <text:list text:style-name="L6">
              <text:list-item>
                <text:p text:style-name="P19"><text:span text:style-name="T13">Super: super().__init__(self, nm, ph)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draw:custom-shape draw:style-name="gr47" draw:text-style-name="P9" draw:layer="layout" svg:width="20.32cm" svg:height="2.54cm" svg:x="2.54cm" svg:y="0cm">
          <text:list text:style-name="L1">
            <text:list-header>
              <text:p text:style-name="P8"><text:span text:style-name="T4">Strängrepresentation av ett objek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1" draw:layer="layout" svg:width="20.32cm" svg:height="13.613cm" svg:x="2.54cm" svg:y="3.215cm">
          <text:list text:style-name="L5">
            <text:list-item>
              <text:list>
                <text:list-header>
                  <text:p text:style-name="P30"><text:span text:style-name="T20">class Datum:</text:span></text:p>
                </text:list-header>
                <text:list-item>
                  <text:p text:style-name="P30"><text:span text:style-name="T20"><text:s text:c="4"/></text:span><text:span text:style-name="T20">def __init__(self, year, month, day):</text:span></text:p>
                </text:list-item>
                <text:list-item>
                  <text:p text:style-name="P30"><text:span text:style-name="T20"><text:s text:c="8"/></text:span><text:span text:style-name="T20">self.y, self.m, self.d = year, month, day</text:span></text:p>
                </text:list-item>
                <text:list-item>
                  <text:p text:style-name="P30"><text:span text:style-name="T20"><text:s text:c="4"/></text:span><text:span text:style-name="T20">def datum(self):</text:span></text:p>
                </text:list-item>
                <text:list-item>
                  <text:p text:style-name="P30"><text:span text:style-name="T20"><text:s text:c="8"/></text:span><text:span text:style-name="T20">s = '{0:d}-{1:02d}-{2:02d}'</text:span></text:p>
                </text:list-item>
                <text:list-item>
                  <text:p text:style-name="P30"><text:span text:style-name="T20"><text:s text:c="8"/></text:span><text:span text:style-name="T20">return s.format(self.y, self.m, self.d)</text:span></text:p>
                </text:list-item>
                <text:list-item>
                  <text:p text:style-name="P30"><text:span text:style-name="T20"><text:s text:c="4"/></text:span><text:span text:style-name="T20">def __str__(self):</text:span></text:p>
                </text:list-item>
                <text:list-item>
                  <text:p text:style-name="P30"><text:span text:style-name="T20"><text:s text:c="8"/></text:span><text:span text:style-name="T20">return self.datum()</text:span></text:p>
                </text:list-item>
                <text:list-item>
                  <text:p text:style-name="P30"><text:span text:style-name="T20"><text:s text:c="4"/></text:span><text:span text:style-name="T20">def __repr__(self):</text:span></text:p>
                </text:list-item>
                <text:list-item>
                  <text:p text:style-name="P30"><text:span text:style-name="T9"><text:s text:c="8"/></text:span><text:span text:style-name="T9">s = </text:span><text:span text:style-name="T20">'Datum({}, {}, {})'</text:span></text:p>
                </text:list-item>
                <text:list-item>
                  <text:p text:style-name="P30"><text:span text:style-name="T20"><text:s text:c="8"/></text:span><text:span text:style-name="T20">return s.format(self.y, self.m, self.d)</text:span></text:p>
                  <text:p text:style-name="P30"><text:span text:style-name="T20"/></text:p>
                  <text:p text:style-name="P30"><text:span text:style-name="T20">&gt;&gt;&gt; </text:span><text:span text:style-name="T11">idag = Datum(2019, 10, 9)</text:span></text:p>
                </text:list-item>
                <text:list-item>
                  <text:p text:style-name="P30"><text:span text:style-name="T20">&gt;&gt;&gt; </text:span><text:span text:style-name="T11">print(idag)</text:span></text:p>
                </text:list-item>
                <text:list-item>
                  <text:p text:style-name="P30"><text:span text:style-name="T20">2019-10-09</text:span></text:p>
                </text:list-item>
                <text:list-item>
                  <text:p text:style-name="P30"><text:span text:style-name="T20">&gt;&gt;&gt; </text:span><text:span text:style-name="T11">idag</text:span></text:p>
                </text:list-item>
                <text:list-item>
                  <text:p text:style-name="P30"><text:span text:style-name="T20">Datum(2019, 9, 10)</text:span></text:p>
                </text:list-item>
                <text:list-item>
                  <text:p text:style-name="P30"><text:span text:style-name="T23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8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draw:custom-shape draw:style-name="gr52" draw:text-style-name="P9" draw:layer="layout" svg:width="20.32cm" svg:height="2.54cm" svg:x="2.54cm" svg:y="0cm">
          <text:list text:style-name="L1">
            <text:list-header>
              <text:p text:style-name="P8"><text:span text:style-name="T4">Överlagring av operator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35" draw:layer="layout" svg:width="20.32cm" svg:height="13.083cm" svg:x="2.54cm" svg:y="3.215cm">
          <text:list text:style-name="L3">
            <text:list-item>
              <text:p text:style-name="P32"><text:span text:style-name="T5">Det går att skräddarsy hur ett objekt ska bete sig i olika situationer, t.ex.</text:span></text:p>
            </text:list-item>
          </text:list>
          <text:list text:style-name="L5">
            <text:list-item>
              <text:list>
                <text:list-header>
                  <text:p text:style-name="P30"><text:span text:style-name="T20">&gt;&gt;&gt; </text:span><text:span text:style-name="T11">idag = Datum(2019, 10, 9) </text:span></text:p>
                  <text:p text:style-name="P30"><text:span text:style-name="T20">&gt;&gt;&gt; </text:span><text:span text:style-name="T11">julafton = Datum(2019, 12, 24)</text:span></text:p>
                  <text:p text:style-name="P30"><text:span text:style-name="T20"># Vad händer i följande fall?</text:span></text:p>
                  <text:p text:style-name="P30"><text:span text:style-name="T20">&gt;&gt;&gt; </text:span><text:span text:style-name="T11">if idag &lt; julafton:</text:span></text:p>
                  <text:p text:style-name="P30"><text:span text:style-name="T20">... <text:s text:c="3"/></text:span><text:span text:style-name="T11">bla_bla_bla</text:span></text:p>
                  <text:p text:style-name="P30"/>
                  <text:p text:style-name="P30"><text:span text:style-name="T24"># Lägg till funktioner till klassen Datum: </text:span></text:p>
                  <text:p text:style-name="P30"><text:span text:style-name="T24">def __eq__(self, other):</text:span></text:p>
                </text:list-header>
                <text:list-item>
                  <text:p text:style-name="P30"><text:span text:style-name="T24"><text:s text:c="4"/></text:span><text:span text:style-name="T24">return self.y == other.y and self.m == other.m and self.d == other.d</text:span></text:p>
                </text:list-item>
                <text:list-item>
                  <text:p text:style-name="P30"><text:span text:style-name="T24">def __lt__(self, other):</text:span></text:p>
                </text:list-item>
                <text:list-item>
                  <text:p text:style-name="P30"><text:span text:style-name="T24"><text:s text:c="4"/></text:span><text:span text:style-name="T24">return (self.y, self.m, self.d) &lt; (other.y, other.m, other.d)</text:span></text:p>
                </text:list-item>
                <text:list-item>
                  <text:p text:style-name="P30"><text:span text:style-name="T24">def __le__(self, other):</text:span></text:p>
                </text:list-item>
                <text:list-item>
                  <text:p text:style-name="P30"><text:span text:style-name="T24"><text:s text:c="4"/></text:span><text:span text:style-name="T24">return self &lt; other or self == other</text:span></text:p>
                </text:list-item>
                <text:list-item>
                  <text:p text:style-name="P30"/>
                </text:list-item>
              </text:list>
            </text:list-item>
          </text:list>
          <text:list text:style-name="L3">
            <text:list-item>
              <text:p text:style-name="P33"><text:span text:style-name="T5">Det finns många andra metoder för operatoröverlagring. Tips: </text:span><text:span text:style-name="T25">dir("")</text:span></text:p>
            </text:list-item>
          </text:list>
          <text:list text:style-name="L7">
            <text:list-header>
              <text:p text:style-name="P34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9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draw:custom-shape draw:style-name="gr57" draw:text-style-name="P9" draw:layer="layout" svg:width="20.32cm" svg:height="2.54cm" svg:x="2.54cm" svg:y="0cm">
          <text:list text:style-name="L1">
            <text:list-header>
              <text:p text:style-name="P8"><text:span text:style-name="T4">Klassattribut och statiska met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35" draw:layer="layout" svg:width="20.32cm" svg:height="13.083cm" svg:x="2.54cm" svg:y="3.215cm">
          <text:list text:style-name="L3">
            <text:list-item>
              <text:p text:style-name="P32"><text:span text:style-name="T27"><text:s/></text:span><text:span text:style-name="T28">En ”statisk metod” jobbar inte på något enskilt objekt – har inte </text:span><text:span text:style-name="T29">self</text:span></text:p>
            </text:list-item>
          </text:list>
          <text:list text:style-name="L5">
            <text:list-item>
              <text:list>
                <text:list-header>
                  <text:p text:style-name="P30"><text:span text:style-name="T14">class Bankkonto:</text:span></text:p>
                </text:list-header>
                <text:list-item>
                  <text:p text:style-name="P30"><text:span text:style-name="T14"><text:s text:c="4"/></text:span><text:span text:style-name="T14">diskonto = 0.01</text:span></text:p>
                </text:list-item>
                <text:list-item>
                  <text:p text:style-name="P30"><text:span text:style-name="T14"/></text:p>
                </text:list-item>
                <text:list-item>
                  <text:p text:style-name="P30"><text:span text:style-name="T14"><text:s text:c="4"/></text:span><text:span text:style-name="T14">@staticmethod</text:span></text:p>
                </text:list-item>
                <text:list-item>
                  <text:p text:style-name="P30"><text:span text:style-name="T14"><text:s text:c="4"/></text:span><text:span text:style-name="T14">def räntesats():</text:span></text:p>
                </text:list-item>
                <text:list-item>
                  <text:p text:style-name="P30"><text:span text:style-name="T14"><text:s text:c="8"/></text:span><text:span text:style-name="T14">return Bankkonto.diskonto</text:span></text:p>
                </text:list-item>
                <text:list-item>
                  <text:p text:style-name="P30"><text:span text:style-name="T14"/></text:p>
                </text:list-item>
                <text:list-item>
                  <text:p text:style-name="P30"><text:span text:style-name="T14"><text:s text:c="4"/></text:span><text:span text:style-name="T14">@staticmethod</text:span></text:p>
                </text:list-item>
                <text:list-item>
                  <text:p text:style-name="P30"><text:span text:style-name="T14"><text:s text:c="4"/></text:span><text:span text:style-name="T14">def ändra_räntesats(värde):</text:span></text:p>
                </text:list-item>
                <text:list-item>
                  <text:p text:style-name="P30"><text:span text:style-name="T14"><text:s text:c="8"/></text:span><text:span text:style-name="T14">Bankkonto.diskonto = värde</text:span></text:p>
                </text:list-item>
                <text:list-item>
                  <text:p text:style-name="P30"><text:span text:style-name="T14"/></text:p>
                  <text:p text:style-name="P30"><text:span text:style-name="T14">&gt;&gt;&gt; </text:span><text:span text:style-name="T15">Bankkonto.räntesats()</text:span></text:p>
                </text:list-item>
                <text:list-item>
                  <text:p text:style-name="P30"><text:span text:style-name="T14">0.01</text:span></text:p>
                </text:list-item>
                <text:list-item>
                  <text:p text:style-name="P30"><text:span text:style-name="T14">&gt;&gt;&gt; </text:span><text:span text:style-name="T15">k = Bankkonto()</text:span></text:p>
                </text:list-item>
                <text:list-item>
                  <text:p text:style-name="P30"><text:span text:style-name="T14">&gt;&gt;&gt; </text:span><text:span text:style-name="T15">k.räntesats()</text:span></text:p>
                </text:list-item>
                <text:list-item>
                  <text:p text:style-name="P30"><text:span text:style-name="T14">0.01</text:span></text:p>
                </text:list-item>
                <text:list-item>
                  <text:p text:style-name="P30"><text:span text:style-name="T14">&gt;&gt;&gt; </text:span><text:span text:style-name="T15">Bankkonto.ändra_räntesats(0.005)</text:span></text:p>
                </text:list-item>
                <text:list-item>
                  <text:p text:style-name="P30"><text:span text:style-name="T14">&gt;&gt;&gt; </text:span><text:span text:style-name="T15">k.räntesats()</text:span></text:p>
                </text:list-item>
                <text:list-item>
                  <text:p text:style-name="P30"><text:span text:style-name="T14">0.005</text:span></text:p>
                </text:list-item>
                <text:list-item>
                  <text:p text:style-name="P30"><text:span text:style-name="T24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10" presentation:class="page"/>
          <draw:custom-shape draw:style-name="gr62" draw:text-style-name="P20" draw:layer="layout" svg:width="13.758cm" svg:height="12.343cm" svg:x="2.54cm" svg:y="13.031cm">
            <text:list text:style-name="L6">
              <text:list-item>
                <text:p text:style-name="P19"><text:span text:style-name="T13">Vanliga metoder: always self</text:span></text:p>
              </text:list-item>
              <text:list-item>
                <text:p text:style-name="P19"><text:span text:style-name="T13">Static method: no self</text:span></text:p>
              </text:list-item>
              <text:list-item>
                <text:p text:style-name="P19"><text:span text:style-name="T13">Class method: class added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draw:custom-shape draw:style-name="gr66" draw:text-style-name="P9" draw:layer="layout" svg:width="20.32cm" svg:height="2.54cm" svg:x="2.54cm" svg:y="0cm">
          <text:list text:style-name="L1">
            <text:list-header>
              <text:p text:style-name="P8"><text:span text:style-name="T4">Hålla reda på antalet instan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6" draw:layer="layout" svg:width="20.32cm" svg:height="13.083cm" svg:x="2.54cm" svg:y="3.215cm">
          <text:list text:style-name="L3">
            <text:list-item>
              <text:p text:style-name="P32"><text:span text:style-name="T5">Destruktorn </text:span><text:span text:style-name="T30">__del__</text:span><text:span text:style-name="T5"> körs när objektet upphör att existera</text:span></text:p>
            </text:list-item>
          </text:list>
          <text:list text:style-name="L5">
            <text:list-item>
              <text:list>
                <text:list-header>
                  <text:p text:style-name="P30"><text:span text:style-name="T20">class InstTrack:</text:span></text:p>
                  <text:p text:style-name="P30"><text:span text:style-name="T20"><text:s text:c="4"/></text:span><text:span text:style-name="T20">count = 0</text:span></text:p>
                  <text:p text:style-name="P30"><text:span text:style-name="T20"><text:s text:c="4"/></text:span><text:span text:style-name="T20">def __init__(self):</text:span></text:p>
                  <text:p text:style-name="P30"><text:span text:style-name="T20"><text:s text:c="9"/></text:span><text:span text:style-name="T20">InstTrack.count += 1</text:span></text:p>
                  <text:p text:style-name="P30"><text:span text:style-name="T20"><text:s text:c="4"/></text:span><text:span text:style-name="T20">def __del__(self):</text:span></text:p>
                  <text:p text:style-name="P30"><text:span text:style-name="T20"><text:s text:c="9"/></text:span><text:span text:style-name="T20">InstTrack.count -= 1</text:span></text:p>
                  <text:p text:style-name="P30"><text:span text:style-name="T20"><text:s text:c="4"/></text:span><text:span text:style-name="T20">@staticmethod</text:span></text:p>
                </text:list-header>
                <text:list-item>
                  <text:p text:style-name="P30"><text:span text:style-name="T20"><text:s text:c="4"/></text:span><text:span text:style-name="T20">def how_many():</text:span></text:p>
                  <text:p text:style-name="P30"><text:span text:style-name="T20"><text:s text:c="8"/></text:span><text:span text:style-name="T20">return InstTrack.count</text:span></text:p>
                  <text:p text:style-name="P30"><text:span text:style-name="T20"/></text:p>
                  <text:p text:style-name="P30"><text:span text:style-name="T20">&gt;&gt;&gt; </text:span><text:span text:style-name="T11">a = InstTrack()</text:span></text:p>
                  <text:p text:style-name="P30"><text:span text:style-name="T20">&gt;&gt;&gt; </text:span><text:span text:style-name="T11">b = InstTrack()</text:span></text:p>
                  <text:p text:style-name="P30"><text:span text:style-name="T20">&gt;&gt;&gt; </text:span><text:span text:style-name="T11">b.how_many()</text:span></text:p>
                  <text:p text:style-name="P30"><text:span text:style-name="T20">2</text:span></text:p>
                  <text:p text:style-name="P30"><text:span text:style-name="T20">&gt;&gt;&gt; </text:span><text:span text:style-name="T11">del b</text:span></text:p>
                  <text:p text:style-name="P30"><text:span text:style-name="T20">&gt;&gt;&gt; </text:span><text:span text:style-name="T11">InstTrack.how_many()</text:span></text:p>
                  <text:p text:style-name="P30"><text:span text:style-name="T20">1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1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draw:custom-shape draw:style-name="gr71" draw:text-style-name="P9" draw:layer="layout" svg:width="20.32cm" svg:height="2.54cm" svg:x="2.54cm" svg:y="0cm">
          <text:list text:style-name="L1">
            <text:list-header>
              <text:p text:style-name="P8"><text:span text:style-name="T4">Varning: opålitlig destruk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36" draw:layer="layout" svg:width="20.32cm" svg:height="13.083cm" svg:x="2.54cm" svg:y="3.215cm">
          <text:list text:style-name="L3">
            <text:list-item>
              <text:p text:style-name="P32"><text:span text:style-name="T30">__del__</text:span><text:span text:style-name="T5"> anropas inte förrän antal referenser har gått ner till 0</text:span></text:p>
            </text:list-item>
            <text:list-item>
              <text:p text:style-name="P32"><text:span text:style-name="T5">Ibland körs destruktorn långt senare än man tror/önskar...</text:span></text:p>
            </text:list-item>
          </text:list>
          <text:list text:style-name="L5">
            <text:list-item>
              <text:list>
                <text:list-header>
                  <text:p text:style-name="P30"><text:span text:style-name="T20">&gt;&gt;&gt; </text:span><text:span text:style-name="T11">c = a</text:span><text:span text:style-name="T20"> <text:s text:c="4"/># Fortf. är count==1 (c endast referens)</text:span></text:p>
                  <text:p text:style-name="P30"><text:span text:style-name="T20">&gt;&gt;&gt; </text:span><text:span text:style-name="T11">del a</text:span><text:span text:style-name="T20"> <text:s text:c="4"/># Fortf. är count==1 (c ref till obj)</text:span></text:p>
                </text:list-header>
              </text:list>
            </text:list-item>
          </text:list>
          <text:list text:style-name="L7">
            <text:list-header>
              <text:p text:style-name="P34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2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draw:custom-shape draw:style-name="gr76" draw:text-style-name="P9" draw:layer="layout" svg:width="20.32cm" svg:height="2.54cm" svg:x="2.54cm" svg:y="0cm">
          <text:list text:style-name="L1">
            <text:list-header>
              <text:p text:style-name="P8"><text:span text:style-name="T32">Privata attribut eller met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8" draw:layer="layout" svg:width="20.32cm" svg:height="13.083cm" svg:x="2.54cm" svg:y="3.215cm">
          <text:list text:style-name="L3">
            <text:list-item>
              <text:p text:style-name="P14"><text:span text:style-name="T33">För att ”dölja” attribut i ett objekt, inled namnet med dubbla _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7">Betyder att attributet är </text:span><text:span text:style-name="T34">privat</text:span></text:p>
                </text:list-item>
                <text:list-item>
                  <text:p text:style-name="P15"><text:span text:style-name="T7">Dvs. det får inte användas utanför klassen</text:span></text:p>
                </text:list-item>
                <text:list-item>
                  <text:p text:style-name="P15"><text:span text:style-name="T7">Dvs. det </text:span><text:span text:style-name="T34">tillhör implementationen</text:span><text:span text:style-name="T7">, inte API:e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13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draw:custom-shape draw:style-name="gr81" draw:text-style-name="P9" draw:layer="layout" svg:width="20.32cm" svg:height="2.54cm" svg:x="2.54cm" svg:y="0cm">
          <text:list text:style-name="L1">
            <text:list-header>
              <text:p text:style-name="P8"><text:span text:style-name="T32">Bestämma ett objekts förhållande till and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8" draw:layer="layout" svg:width="20.32cm" svg:height="13.083cm" svg:x="2.54cm" svg:y="3.215cm">
          <text:list text:style-name="L3">
            <text:list-item>
              <text:p text:style-name="P14"><text:span text:style-name="T6">issubclass(C, B) -&gt; bool </text:span><text:span text:style-name="T6"><text:line-break/></text:span><text:span text:style-name="T5">returnerar sant om </text:span><text:span text:style-name="T6">C</text:span><text:span text:style-name="T5"> är en subklass till B</text:span></text:p>
            </text:list-item>
            <text:list-item>
              <text:p text:style-name="P14"><text:span text:style-name="T6">isinstance(object, class-or-type-or-tuple) -&gt; bool</text:span><text:span text:style-name="T6"><text:line-break/></text:span><text:span text:style-name="T5">returnerar sant om </text:span><text:span text:style-name="T6">object</text:span><text:span text:style-name="T5"> är en instans av en klass eller subklass</text:span></text:p>
            </text:list-item>
            <text:list-item>
              <text:p text:style-name="P14"><text:span text:style-name="T5">super() - för att leta efter motsvarande metod i föräldrarklasserna </text:span></text:p>
            </text:list-item>
          </text:list>
          <text:list text:style-name="L5">
            <text:list-item>
              <text:list>
                <text:list-header>
                  <text:p text:style-name="P37"><text:span text:style-name="T20">class B(A):</text:span></text:p>
                  <text:p text:style-name="P37"><text:span text:style-name="T20"><text:s text:c="4"/></text:span><text:span text:style-name="T20">def __init__(self, arg):</text:span></text:p>
                  <text:p text:style-name="P37"><text:span text:style-name="T20"><text:s text:c="8"/></text:span><text:span text:style-name="T20">super().__init__(arg)</text:span></text:p>
                  <text:p text:style-name="P37"><text:span text:style-name="T20"><text:s text:c="8"/></text:span><text:span text:style-name="T20">...</text:span></text:p>
                </text:list-header>
              </text:list>
            </text:list-item>
          </text:list>
          <text:list text:style-name="L8">
            <text:list-item>
              <text:list>
                <text:list-header>
                  <text:p text:style-name="P15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14" presentation:class="page"/>
          <draw:custom-shape draw:style-name="gr86" draw:text-style-name="P20" draw:layer="layout" svg:width="13.758cm" svg:height="12.343cm" svg:x="2.54cm" svg:y="13.031cm">
            <text:list text:style-name="L6">
              <text:list-item>
                <text:p text:style-name="P19"><text:span text:style-name="T35">http://www.python.org/dev/peps/pep-3119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draw:custom-shape draw:style-name="gr90" draw:text-style-name="P9" draw:layer="layout" svg:width="20.32cm" svg:height="2.54cm" svg:x="2.54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9" draw:layer="layout" svg:width="20.32cm" svg:height="13.083cm" svg:x="2.54cm" svg:y="3.215cm">
          <text:list text:style-name="L3">
            <text:list-item>
              <text:p text:style-name="P38"><text:span text:style-name="T36">ovn0801/stack.py</text:span><text:span text:style-name="T5"> <text:s/>Skapa en klass Stack.</text:span></text:p>
              <text:list>
                <text:list-item>
                  <text:p text:style-name="P38"><text:span text:style-name="T5">Konstruktorn ska skapa en tom stack.</text:span></text:p>
                </text:list-item>
                <text:list-item>
                  <text:p text:style-name="P38"><text:span text:style-name="T5">Metoden </text:span><text:span text:style-name="T37">push(value)</text:span><text:span text:style-name="T5"> ska lägga till ett element.</text:span></text:p>
                </text:list-item>
                <text:list-item>
                  <text:p text:style-name="P38"><text:span text:style-name="T5">Metoden </text:span><text:span text:style-name="T25">pop()</text:span><text:span text:style-name="T5"> ska ta bort och returnera senaste elementet.</text:span></text:p>
                </text:list-item>
                <text:list-item>
                  <text:p text:style-name="P38"><text:span text:style-name="T5">Om man försöker göra </text:span><text:span text:style-name="T37">pop</text:span><text:span text:style-name="T5"> på en tom stack så ska ett exception av typen </text:span><text:span text:style-name="T25">TomStack</text:span><text:span text:style-name="T5"> genereras.</text:span></text:p>
                </text:list-item>
                <text:list-item>
                  <text:p text:style-name="P38"><text:span text:style-name="T5">Det ska gå att skriva ut stackinnehållet med </text:span><text:span text:style-name="T37">print</text:span><text:span text:style-name="T5">.</text:span></text:p>
                </text:list-item>
              </text:list>
            </text:list-item>
            <text:list-item>
              <text:p text:style-name="P38"><text:span text:style-name="T36">ovn0801/tprog.py</text:span><text:span text:style-name="T5"> <text:s/>Skriv ett program som</text:span></text:p>
              <text:list>
                <text:list-item>
                  <text:p text:style-name="P38"><text:span text:style-name="T5">importerar klassen </text:span><text:span text:style-name="T25">Stack</text:span><text:span text:style-name="T5">,</text:span></text:p>
                </text:list-item>
                <text:list-item>
                  <text:p text:style-name="P38"><text:span text:style-name="T5">konstruerar ett tomt </text:span><text:span text:style-name="T25">Stack</text:span><text:span text:style-name="T5">-objekt</text:span></text:p>
                </text:list-item>
                <text:list-item>
                  <text:p text:style-name="P38"><text:span text:style-name="T38">i tur och ordning push:ar </text:span><text:span text:style-name="T39">"hej"</text:span><text:span text:style-name="T8">, </text:span><text:span text:style-name="T39">"hopp"</text:span><text:span text:style-name="T5">, </text:span><text:span text:style-name="T25">1</text:span><text:span text:style-name="T5">, </text:span><text:span text:style-name="T25">2</text:span><text:span text:style-name="T5">, </text:span><text:span text:style-name="T25">3</text:span><text:span text:style-name="T5"> på objektet,</text:span></text:p>
                </text:list-item>
                <text:list-item>
                  <text:p text:style-name="P38"><text:span text:style-name="T5">i en “evig” loop gör </text:span><text:span text:style-name="T25">pop()</text:span><text:span text:style-name="T5"> på objektet samt skriver ut returvärdet och objektet</text:span></text:p>
                </text:list-item>
                <text:list-item>
                  <text:p text:style-name="P38"><text:span text:style-name="T5">fångar undantaget </text:span><text:span text:style-name="T25">TomStack</text:span><text:span text:style-name="T5"> som till slut genereras i loopen ova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2.117cm" svg:height="1.015cm" svg:x="0.423cm" svg:y="17.568cm">
          <text:list text:style-name="L2">
            <text:list-header>
              <text:p text:style-name="P8"><text:span text:style-name="T3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15" presentation:class="page"/>
          <draw:custom-shape draw:style-name="gr95" draw:text-style-name="P42" draw:layer="layout" svg:width="13.758cm" svg:height="12.343cm" svg:x="2.54cm" svg:y="13.031cm">
            <text:list text:style-name="L9">
              <text:list-header>
                <text:p text:style-name="P40"><text:span text:style-name="T13"/></text:p>
                <text:p text:style-name="P41"><text:span text:style-name="T1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93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9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166cm" fo:min-width="18.376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25cm" fo:padding-bottom="0.125cm" fo:padding-left="0.251cm" fo:padding-right="0.251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25cm" fo:padding-bottom="0.125cm" fo:padding-left="0.251cm" fo:padding-right="0.251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3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381cm" fo:min-width="22.571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25cm" fo:padding-bottom="0.125cm" fo:padding-left="0.251cm" fo:padding-right="0.251cm" fo:wrap-option="wrap" draw:shadow-color="#808080"/>
    </style:style>
    <style:style style:name="Mpr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39cm" fo:min-width="0cm" fo:padding-top="0.125cm" fo:padding-bottom="0.125cm" fo:padding-left="0.251cm" fo:padding-right="0.251cm" fo:wrap-option="wrap" draw:shadow-color="#808080"/>
    </style:style>
    <style:style style:name="Mpr3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41cm"/>
      <draw:page-thumbnail draw:layer="backgroundobjects" svg:width="7.939cm" svg:height="5.954cm" svg:x="1cm" svg:y="10.737cm"/>
      <draw:page-thumbnail draw:layer="backgroundobjects" svg:width="7.939cm" svg:height="5.954cm" svg:x="1cm" svg:y="18.633cm"/>
      <draw:page-thumbnail draw:layer="backgroundobjects" svg:width="7.939cm" svg:height="5.954cm" svg:x="9.94cm" svg:y="2.841cm"/>
      <draw:page-thumbnail draw:layer="backgroundobjects" svg:width="7.939cm" svg:height="5.954cm" svg:x="9.94cm" svg:y="10.737cm"/>
      <draw:page-thumbnail draw:layer="backgroundobjects" svg:width="7.939cm" svg:height="5.954cm" svg:x="9.94cm" svg:y="18.633cm"/>
      <draw:frame draw:style-name="Mgr1" draw:text-style-name="MP2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cm" svg:x="10.687cm" svg:y="26.059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298cm" svg:height="2.955cm" svg:x="2.54cm" svg:y="-0.442cm" presentation:class="title" presentation:placeholder="true">
        <draw:text-box/>
      </draw:frame>
      <draw:frame presentation:style-name="Standard-outline1" draw:layer="backgroundobjects" svg:width="20.298cm" svg:height="13.061cm" svg:x="2.54cm" svg:y="3.214cm" presentation:class="outline" presentation:placeholder="true">
        <draw:text-box/>
      </draw:frame>
      <draw:frame draw:style-name="Mgr3" draw:text-style-name="MP6" draw:layer="backgroundobjects" svg:width="2.095cm" svg:height="1.434cm" svg:x="0.422cm" svg:y="17.127cm" presentation:class="date-time">
        <draw:text-box>
          <text:list text:style-name="ML1">
            <text:list-header>
              <text:p text:style-name="MP5"><text:span text:style-name="MT2">2019-</text:span><text:span text:style-name="MT2">10</text:span></text:p>
            </text:list-header>
          </text:list>
        </draw:text-box>
      </draw:frame>
      <draw:frame draw:style-name="Mgr4" draw:text-style-name="MP8" draw:layer="backgroundobjects" svg:width="19.452cm" svg:height="0.992cm" svg:x="2.963cm" svg:y="17.564cm" presentation:class="footer">
        <draw:text-box>
          <text:list text:style-name="ML1">
            <text:list-header>
              <text:p text:style-name="MP7"><text:span text:style-name="MT2">© Init </text:span><text:span text:style-name="MT2">AB</text:span><text:span text:style-name="MT2"><text:tab/></text:span><text:span text:style-name="MT2"> </text:span></text:p>
            </text:list-header>
          </text:list>
        </draw:text-box>
      </draw:frame>
      <draw:frame draw:style-name="Mgr5" draw:text-style-name="MP6" draw:layer="backgroundobjects" svg:width="1.248cm" svg:height="0.992cm" svg:x="22.86cm" svg:y="17.564cm" presentation:class="page-number">
        <draw:text-box>
          <text:list text:style-name="ML1">
            <text:list-header>
              <text:p text:style-name="MP5"><text:span text:style-name="MT2"><text:page-number>&lt;nummer&gt;</text:page-number></text:span></text:p>
            </text:list-header>
          </text:list>
        </draw:text-box>
      </draw:frame>
      <draw:frame draw:style-name="Mgr6" draw:text-style-name="MP9" draw:layer="backgroundobjects" svg:width="1.27cm" svg:height="1.204cm" svg:x="23.495cm" svg:y="0.847cm">
        <draw:image xlink:href="Pictures/10000200000000C8000000BD208995314FCD7DE4.png" xlink:type="simple" xlink:show="embed" xlink:actuate="onLoad" loext:mime-type="image/png">
          <text:p/>
        </draw:image>
      </draw:frame>
      <draw:frame draw:style-name="Mgr6" draw:text-style-name="MP9" draw:layer="backgroundobjects" svg:width="1.552cm" svg:height="1.473cm" svg:x="23.213cm" svg:y="0.635cm">
        <draw:image xlink:href="Pictures/1000020100000086000000805BA5D0FD99E086FB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692cm" svg:height="10.266cm" svg:x="2.584cm" svg:y="2.055cm" presentation:class="page"/>
        <draw:frame presentation:style-name="Standard-notes" draw:layer="backgroundobjects" svg:width="13.736cm" svg:height="12.32cm" svg:x="2.54cm" svg:y="13.031cm" presentation:class="notes" presentation:placeholder="true">
          <draw:text-box/>
        </draw:frame>
        <draw:frame draw:style-name="Mgr9" draw:text-style-name="MP13" draw:layer="backgroundobjects" svg:width="5.618cm" svg:height="1.138cm" svg:x="2.54cm" svg:y="25.4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draw:style-name="Mgr10" draw:text-style-name="MP15" draw:layer="backgroundobjects" svg:width="1.248cm" svg:height="1.138cm" svg:x="16.722cm" svg:y="25.4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draw:style-name="Mgr11" draw:text-style-name="MP13" draw:layer="backgroundobjects" svg:width="13.736cm" svg:height="1.036cm" svg:x="2.54cm" svg:y="0.847cm" presentation:class="header">
          <draw:text-box>
            <text:list text:style-name="ML2">
              <text:list-header>
                <text:p text:style-name="MP12"><text:span text:style-name="MT3">Inits </text:span><text:span text:style-name="MT3">PowerPoi</text:span><text:span text:style-name="MT3">ntmall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6" draw:text-style-name="MP9" draw:layer="backgroundobjects" svg:width="2.293cm" svg:height="2.174cm" svg:x="1.023cm" svg:y="15.95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12" draw:text-style-name="MP16" draw:layer="backgroundobjects" svg:width="23.071cm" svg:height="11.641cm" svg:x="1.482cm" svg:y="5.292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0.298cm" svg:height="2.955cm" svg:x="2.54cm" svg:y="-0.442cm" presentation:class="title" presentation:placeholder="true">
        <draw:text-box/>
      </draw:frame>
      <draw:frame presentation:style-name="Titel1-outline1" draw:layer="backgroundobjects" svg:width="20.298cm" svg:height="13.061cm" svg:x="2.54cm" svg:y="3.214cm" presentation:class="outline" presentation:placeholder="true">
        <draw:text-box/>
      </draw:frame>
      <draw:frame draw:style-name="Mgr13" draw:text-style-name="MP13" draw:layer="backgroundobjects" svg:width="3.153cm" svg:height="1.248cm" svg:x="4.021cm" svg:y="17.357cm" presentation:class="date-time">
        <draw:text-box>
          <text:list text:style-name="ML1">
            <text:list-header>
              <text:p text:style-name="MP12"><text:span text:style-name="MT4">2019-10</text:span></text:p>
            </text:list-header>
          </text:list>
        </draw:text-box>
      </draw:frame>
      <draw:frame draw:style-name="Mgr14" draw:text-style-name="MP13" draw:layer="backgroundobjects" svg:width="8.022cm" svg:height="1.248cm" svg:x="8.678cm" svg:y="17.357cm" presentation:class="footer">
        <draw:text-box>
          <text:list text:style-name="ML1">
            <text:list-header>
              <text:p text:style-name="MP12"><text:span text:style-name="MT4">© Init AB</text:span></text:p>
            </text:list-header>
          </text:list>
        </draw:text-box>
      </draw:frame>
      <draw:frame draw:style-name="Mgr15" draw:text-style-name="MP15" draw:layer="backgroundobjects" svg:width="5.905cm" svg:height="1.248cm" svg:x="18.202cm" svg:y="17.357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692cm" svg:height="10.266cm" svg:x="2.584cm" svg:y="2.055cm" presentation:class="page"/>
        <draw:frame presentation:style-name="Titel1-notes" draw:layer="backgroundobjects" svg:width="13.736cm" svg:height="12.32cm" svg:x="2.54cm" svg:y="13.031cm" presentation:class="notes" presentation:placeholder="true">
          <draw:text-box/>
        </draw:frame>
        <draw:frame presentation:style-name="Mpr1" draw:text-style-name="MP13" draw:layer="backgroundobjects" svg:width="5.618cm" svg:height="1.138cm" svg:x="2.54cm" svg:y="25.4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presentation:style-name="Mpr2" draw:text-style-name="MP15" draw:layer="backgroundobjects" svg:width="1.248cm" svg:height="1.138cm" svg:x="16.722cm" svg:y="25.4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presentation:style-name="Mpr3" draw:text-style-name="MP13" draw:layer="backgroundobjects" svg:width="13.736cm" svg:height="1.036cm" svg:x="2.54cm" svg:y="0.847cm" presentation:class="header">
          <draw:text-box>
            <text:list text:style-name="ML2">
              <text:list-header>
                <text:p text:style-name="MP12"><text:span text:style-name="MT3">Inits </text:span><text:span text:style-name="MT3">PowerPoi</text:span><text:span text:style-name="MT3">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0-09-08T16:58:58</meta:creation-date>
    <dc:date>2019-10-10T08:23:15.703364181</dc:date>
    <meta:print-date>2010-09-08T17:09:42</meta:print-date>
    <meta:editing-cycles>638</meta:editing-cycles>
    <meta:editing-duration>P12DT23H39M32S</meta:editing-duration>
    <meta:generator>LibreOffice/6.2.7.1$Linux_X86_64 LibreOffice_project/20$Build-1</meta:generator>
    <meta:document-statistic meta:object-count="166"/>
  </office:meta>
</office:document-meta>
</file>